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hoose Stop:</text:p>
      <text:p text:style-name="Preformatted_20_Text">1)User boots application in phone.</text:p>
      <text:p text:style-name="Preformatted_20_Text">2)System indicates there are two nearby bus stops.</text:p>
      <text:p text:style-name="Preformatted_20_Text">3)System indicates where bus is on route</text:p>
      <text:p text:style-name="Preformatted_20_Text">4)User chooses optimal stop..</text:p>
      <text:p text:style-name="Preformatted_20_Text">5)User waits at bus stop for bus to arrive</text:p>
      <text:p text:style-name="Preformatted_20_Text"/>
      <text:p text:style-name="Preformatted_20_Text"/>
      <text:p text:style-name="Preformatted_20_Text">Wait time:</text:p>
      <text:p text:style-name="Preformatted_20_Text">1)User accesses application on phone.</text:p>
      <text:p text:style-name="Preformatted_20_Text">2)User inputs desired destination into application.</text:p>
      <text:p text:style-name="Preformatted_20_Text">3)Application displays optimal route and the amount of riders waiting.</text:p>
      <text:p text:style-name="Preformatted_20_Text">4)Application displays estimate wait time at the bus stop.</text:p>
      <text:p text:style-name="Preformatted_20_Text">5)Application displays estimated arrival time at desired destination.</text:p>
      <text:p text:style-name="Preformatted_20_Text"/>
      <text:p text:style-name="Preformatted_20_Text">Travel Time:</text:p>
      <text:p text:style-name="Preformatted_20_Text">1)User boots application in phone.</text:p>
      <text:p text:style-name="Preformatted_20_Text">2)User enters current location.</text:p>
      <text:p text:style-name="Preformatted_20_Text">3)User enters desired location.</text:p>
      <text:p text:style-name="Preformatted_20_Text">4)Application calculates and displays travel time.</text:p>
      <text:p text:style-name="Preformatted_20_Text">5)User uses the information to decide whether or not to wait for bus.</text:p>
      <text:p text:style-name="Preformatted_20_Text"/>
      <text:p text:style-name="Preformatted_20_Text">Bus Arrival:</text:p>
      <text:p text:style-name="Preformatted_20_Text">1)User boots application in phone.</text:p>
      <text:p text:style-name="Preformatted_20_Text">2)User chooses desired desination.</text:p>
      <text:p text:style-name="Preformatted_20_Text">3)Application displays direction of nearest Bus Stop.</text:p>
      <text:p text:style-name="Preformatted_20_Text">4)Application displays most efficient bus to take.</text:p>
      <text:p text:style-name="Preformatted_20_Text">5)User selects bus</text:p>
      <text:p text:style-name="Preformatted_20_Text">6)Application displays approximate time till bus arrival.</text:p>
      <text:p text:style-name="Preformatted_20_Text"/>
      <text:p text:style-name="Preformatted_20_Text">Routes through stop:</text:p>
      <text:p text:style-name="Preformatted_20_Text">1)User arrives at bus stop.</text:p>
      <text:p text:style-name="Preformatted_20_Text">2)User views application display.</text:p>
      <text:p text:style-name="Preformatted_20_Text">3)Application display shows buses that stop at current bus stop.</text:p>
      <text:p text:style-name="Preformatted_20_Text">4)User selects which bus they want to take.</text:p>
      <text:p text:style-name="Preformatted_20_Text">5)Application displays where the next bus is on the route and estimated time till arrival.</text:p>
      <text:p text:style-name="Preformatted_20_Text"/>
      <text:p text:style-name="Preformatted_20_Text"/>
      <text:p text:style-name="Preformatted_20_Text">Schedule Route:</text:p>
      <text:p text:style-name="Preformatted_20_Text">1)User boots application in phone.</text:p>
      <text:p text:style-name="Preformatted_20_Text">2)User inputs the days schedule.</text:p>
      <text:p text:style-name="Preformatted_20_Text">3)System stores the information so that it can be accessed or modified later</text:p>
      <text:p text:style-name="Preformatted_20_Text">4)System displays an optimal route from users schedule</text:p>
      <text:p text:style-name="Preformatted_20_Text">5)User changes routes as needed.</text:p>
      <text:p text:style-name="Preformatted_20_Text"/>
      <text:p text:style-name="Preformatted_20_Text">Route chooser:</text:p>
      <text:p text:style-name="Preformatted_20_Text">1)User boots application in phone.</text:p>
      <text:p text:style-name="Preformatted_20_Text">2)System displays all routes.</text:p>
      <text:p text:style-name="Preformatted_20_Text">3)User chooses which route to track.</text:p>
      <text:p text:style-name="Preformatted_20_Text">4)System track the route in realtime with map and bus location.</text:p>
      <text:p text:style-name="Preformatted_20_Text">5)User can time arrival at bus stop with when the bus arrive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3" meta:word-count="267" meta:character-count="1745" meta:non-whitespace-character-count="1521"/>
    <dc:date>2012-03-09T10:29:50</dc:date>
    <dc:creator>KD </dc:creator>
    <meta:generator>LibreOffice/3.4$Unix LibreOffice_project/340m1$Build-402</meta:generator>
  </office:meta>
</office:document-meta>
</file>